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/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09306743" text:style-name="L1">
        <text:list-item>
          <text:p text:style-name="P1">CPU time with n 10000000, nsteps 500 = 9.253471 seconds</text:p>
        </text:list-item>
        <text:list-item>
          <text:p text:style-name="P1">CPU time with n 10000000, nsteps 1000 = 18.768624 seconds</text:p>
        </text:list-item>
        <text:list-item>
          <text:p text:style-name="P1">CPU time with n 10000000, nsteps 1500 = 28.398221 seconds</text:p>
        </text:list-item>
        <text:list-item>
          <text:p text:style-name="P1">CPU time with n 10000000, nsteps 2000 = 36.294814 seconds</text:p>
        </text:list-item>
        <text:list-item>
          <text:p text:style-name="P1">CPU time with n 10000000, nsteps 2500 = 45.644412 seconds</text:p>
        </text:list-item>
        <text:list-item>
          <text:p text:style-name="P1">CPU time with n 10000000, nsteps 3000 = 55.643266 seconds</text:p>
        </text:list-item>
        <text:list-item>
          <text:p text:style-name="P1">CPU time with n 10000000, nsteps 3500 = 66.001474 seconds</text:p>
        </text:list-item>
        <text:list-item>
          <text:p text:style-name="P1">CPU time with n 10000000, nsteps 4000 = 75.067747 seconds</text:p>
        </text:list-item>
        <text:list-item>
          <text:p text:style-name="P1">CPU time with n 10000000, nsteps 500 = 9.494985 seconds</text:p>
        </text:list-item>
        <text:list-item>
          <text:p text:style-name="P1">CPU time with n 10000000, nsteps 1000 = 18.758824 seconds</text:p>
        </text:list-item>
        <text:list-item>
          <text:p text:style-name="P1">CPU time with n 10000000, nsteps 1500 = 28.088047 seconds</text:p>
        </text:list-item>
        <text:list-item>
          <text:p text:style-name="P1">CPU time with n 10000000, nsteps 2000 = 37.395075 seconds</text:p>
        </text:list-item>
        <text:list-item>
          <text:p text:style-name="P1">CPU time with n 10000000, nsteps 2500 = 46.606285 seconds</text:p>
        </text:list-item>
        <text:list-item>
          <text:p text:style-name="P1">CPU time with n 10000000, nsteps 3000 = 56.138231 seconds</text:p>
        </text:list-item>
        <text:list-item>
          <text:p text:style-name="P1">CPU time with n 10000000, nsteps 3500 = 65.903956 seconds</text:p>
        </text:list-item>
        <text:list-item>
          <text:p text:style-name="P1">CPU time with n 10000000, nsteps 4000 = 74.411679 seconds</text:p>
        </text:list-item>
        <text:list-item>
          <text:p text:style-name="P1">CPU time with n 10000000, nsteps 500 = 9.091354 seconds</text:p>
        </text:list-item>
        <text:list-item>
          <text:p text:style-name="P1">CPU time with n 10000000, nsteps 1000 = 19.347421 seconds</text:p>
        </text:list-item>
        <text:list-item>
          <text:p text:style-name="P1">CPU time with n 10000000, nsteps 1500 = 28.227020 seconds</text:p>
        </text:list-item>
        <text:list-item>
          <text:p text:style-name="P1">CPU time with n 10000000, nsteps 2000 = 36.428550 seconds</text:p>
        </text:list-item>
        <text:list-item>
          <text:p text:style-name="P1">CPU time with n 10000000, nsteps 2500 = 46.462340 seconds</text:p>
        </text:list-item>
        <text:list-item>
          <text:p text:style-name="P1">CPU time with n 10000000, nsteps 3000 = 56.174394 seconds</text:p>
        </text:list-item>
        <text:list-item>
          <text:p text:style-name="P1">CPU time with n 10000000, nsteps 3500 = 64.610817 seconds</text:p>
        </text:list-item>
        <text:list-item>
          <text:p text:style-name="P1">CPU time with n 10000000, nsteps 4000 = 73.194302 seconds</text:p>
        </text:list-item>
        <text:list-item>
          <text:p text:style-name="P1">CPU time with n 10000000, nsteps 500 = 9.195687 seconds</text:p>
        </text:list-item>
        <text:list-item>
          <text:p text:style-name="P1">CPU time with n 10000000, nsteps 1000 = 18.625830 seconds</text:p>
        </text:list-item>
        <text:list-item>
          <text:p text:style-name="P1">CPU time with n 10000000, nsteps 1500 = 27.761883 seconds</text:p>
        </text:list-item>
        <text:list-item>
          <text:p text:style-name="P1">CPU time with n 10000000, nsteps 2000 = 36.694649 seconds</text:p>
        </text:list-item>
        <text:list-item>
          <text:p text:style-name="P1">CPU time with n 10000000, nsteps 2500 = 45.926132 seconds</text:p>
        </text:list-item>
        <text:list-item>
          <text:p text:style-name="P1">CPU time with n 10000000, nsteps 3000 = 54.948346 seconds</text:p>
        </text:list-item>
        <text:list-item>
          <text:p text:style-name="P1">CPU time with n 10000000, nsteps 3500 = 64.522424 seconds</text:p>
        </text:list-item>
        <text:list-item>
          <text:p text:style-name="P1">CPU time with n 10000000, nsteps 4000 = 73.855071 seconds</text:p>
        </text:list-item>
        <text:list-item>
          <text:p text:style-name="P1">CPU time with n 10000000, nsteps 500 = 9.288350 seconds</text:p>
        </text:list-item>
        <text:list-item>
          <text:p text:style-name="P1">CPU time with n 10000000, nsteps 1000 = 18.814342 seconds</text:p>
        </text:list-item>
        <text:list-item>
          <text:p text:style-name="P1">CPU time with n 10000000, nsteps 1500 = 28.135313 seconds</text:p>
        </text:list-item>
        <text:list-item>
          <text:p text:style-name="P1">CPU time with n 10000000, nsteps 2000 = 37.256729 seconds</text:p>
        </text:list-item>
        <text:list-item>
          <text:p text:style-name="P1">CPU time with n 10000000, nsteps 2500 = 46.482413 seconds</text:p>
        </text:list-item>
        <text:list-item>
          <text:p text:style-name="P1">CPU time with n 10000000, nsteps 3000 = 55.854403 seconds</text:p>
        </text:list-item>
        <text:list-item>
          <text:p text:style-name="P1">CPU time with n 10000000, nsteps 3500 = 65.212662 seconds</text:p>
        </text:list-item>
        <text:list-item>
          <text:p text:style-name="P1">CPU time with n 10000000, nsteps 4000 = 75.311166 seconds</text:p>
        </text:list-item>
        <text:list-item>
          <text:p text:style-name="P1">CPU time with n 10000000, nsteps 500 = 9.528851 seconds</text:p>
        </text:list-item>
        <text:list-item>
          <text:p text:style-name="P1">CPU time with n 10000000, nsteps 1000 = 18.799344 seconds</text:p>
        </text:list-item>
        <text:list-item>
          <text:p text:style-name="P1">CPU time with n 10000000, nsteps 1500 = 28.633384 seconds</text:p>
        </text:list-item>
        <text:list-item>
          <text:p text:style-name="P1">CPU time with n 10000000, nsteps 2000 = 37.735039 seconds</text:p>
        </text:list-item>
        <text:list-item>
          <text:p text:style-name="P1">CPU time with n 10000000, nsteps 2500 = 46.747624 seconds</text:p>
        </text:list-item>
        <text:list-item>
          <text:p text:style-name="P1">CPU time with n 10000000, nsteps 3000 = 57.338239 seconds</text:p>
        </text:list-item>
        <text:list-item>
          <text:p text:style-name="P1">CPU time with n 10000000, nsteps 3500 = 65.875156 seconds</text:p>
        </text:list-item>
        <text:list-item>
          <text:p text:style-name="P1">CPU time with n 10000000, nsteps 4000 = 75.601370 seconds</text:p>
        </text:list-item>
        <text:list-item>
          <text:p text:style-name="P1">CPU time with n 10000000, nsteps 500 = 9.291747 seconds</text:p>
        </text:list-item>
        <text:list-item>
          <text:p text:style-name="P1">CPU time with n 10000000, nsteps 1000 = 18.725273 seconds</text:p>
        </text:list-item>
        <text:list-item>
          <text:p text:style-name="P1">CPU time with n 10000000, nsteps 1500 = 28.188527 seconds</text:p>
        </text:list-item>
        <text:list-item>
          <text:p text:style-name="P1">CPU time with n 10000000, nsteps 2000 = 36.941401 seconds</text:p>
        </text:list-item>
        <text:list-item>
          <text:p text:style-name="P1">CPU time with n 10000000, nsteps 2500 = 45.899176 seconds</text:p>
        </text:list-item>
        <text:list-item>
          <text:p text:style-name="P1">CPU time with n 10000000, nsteps 3000 = 56.760504 seconds</text:p>
        </text:list-item>
        <text:list-item>
          <text:p text:style-name="P1">CPU time with n 10000000, nsteps 3500 = 64.968651 seconds</text:p>
        </text:list-item>
        <text:list-item>
          <text:p text:style-name="P1">CPU time with n 10000000, nsteps 4000 = 74.814101 seconds</text:p>
        </text:list-item>
        <text:list-item>
          <text:p text:style-name="P1">CPU time with n 10000000, nsteps 500 = 9.456548 seconds</text:p>
        </text:list-item>
        <text:list-item>
          <text:p text:style-name="P1">CPU time with n 10000000, nsteps 1000 = 19.001640 seconds</text:p>
        </text:list-item>
        <text:list-item>
          <text:p text:style-name="P1">CPU time with n 10000000, nsteps 1500 = 27.950313 seconds</text:p>
        </text:list-item>
        <text:list-item>
          <text:p text:style-name="P1"><text:soft-page-break/>CPU time with n 10000000, nsteps 2000 = 37.214951 seconds</text:p>
        </text:list-item>
        <text:list-item>
          <text:p text:style-name="P1">CPU time with n 10000000, nsteps 2500 = 46.807682 seconds</text:p>
        </text:list-item>
        <text:list-item>
          <text:p text:style-name="P1">CPU time with n 10000000, nsteps 3000 = 55.997828 seconds</text:p>
        </text:list-item>
        <text:list-item>
          <text:p text:style-name="P1">CPU time with n 10000000, nsteps 3500 = 65.947115 seconds</text:p>
        </text:list-item>
        <text:list-item>
          <text:p text:style-name="P1">CPU time with n 10000000, nsteps 4000 = 75.368918 seconds</text:p>
        </text:list-item>
        <text:list-item>
          <text:p text:style-name="P1">CPU time with n 10000000, nsteps 500 = 9.564379 seconds</text:p>
        </text:list-item>
        <text:list-item>
          <text:p text:style-name="P1">CPU time with n 10000000, nsteps 1000 = 19.164862 seconds</text:p>
        </text:list-item>
        <text:list-item>
          <text:p text:style-name="P1">CPU time with n 10000000, nsteps 1500 = 28.136643 seconds</text:p>
        </text:list-item>
        <text:list-item>
          <text:p text:style-name="P1">CPU time with n 10000000, nsteps 2000 = 37.041565 seconds</text:p>
        </text:list-item>
        <text:list-item>
          <text:p text:style-name="P1">CPU time with n 10000000, nsteps 2500 = 46.614918 seconds</text:p>
        </text:list-item>
        <text:list-item>
          <text:p text:style-name="P1">CPU time with n 10000000, nsteps 3000 = 56.349888 seconds</text:p>
        </text:list-item>
        <text:list-item>
          <text:p text:style-name="P1">CPU time with n 10000000, nsteps 3500 = 66.301995 seconds</text:p>
        </text:list-item>
        <text:list-item>
          <text:p text:style-name="P1">CPU time with n 10000000, nsteps 4000 = 76.251223 seconds</text:p>
        </text:list-item>
        <text:list-item>
          <text:p text:style-name="P1">CPU time with n 10000000, nsteps 500 = 9.413389 seconds</text:p>
        </text:list-item>
        <text:list-item>
          <text:p text:style-name="P1">CPU time with n 10000000, nsteps 1000 = 18.764593 seconds</text:p>
        </text:list-item>
        <text:list-item>
          <text:p text:style-name="P1">CPU time with n 10000000, nsteps 1500 = 28.084169 seconds</text:p>
        </text:list-item>
        <text:list-item>
          <text:p text:style-name="P1">CPU time with n 10000000, nsteps 2000 = 37.833358 seconds</text:p>
        </text:list-item>
        <text:list-item>
          <text:p text:style-name="P1">CPU time with n 10000000, nsteps 2500 = 46.965670 seconds</text:p>
        </text:list-item>
        <text:list-item>
          <text:p text:style-name="P1">CPU time with n 10000000, nsteps 3000 = 56.573231 seconds</text:p>
        </text:list-item>
        <text:list-item>
          <text:p text:style-name="P1">CPU time with n 10000000, nsteps 3500 = 66.039107 seconds</text:p>
        </text:list-item>
        <text:list-item>
          <text:p text:style-name="P1">CPU time with n 10000000, nsteps 4000 = 74.779359 second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31T23:34:25.214949955</dc:date>
    <meta:editing-duration>PT11S</meta:editing-duration>
    <meta:editing-cycles>1</meta:editing-cycles>
    <meta:document-statistic meta:table-count="0" meta:image-count="0" meta:object-count="0" meta:page-count="2" meta:paragraph-count="80" meta:word-count="880" meta:character-count="4771" meta:non-whitespace-character-count="4051"/>
    <meta:generator>LibreOffice/7.3.7.2$Linux_X86_64 LibreOffice_project/30$Build-2</meta:generator>
  </office:meta>
</office:document-meta>
</file>